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Yorkton 1</text:p>
          </table:table-cell>
          <table:table-cell office:value-type="string">
            <text:p>AF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rris 3</text:p>
          </table:table-cell>
          <table:table-cell office:value-type="string">
            <text:p>AF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rris 4</text:p>
          </table:table-cell>
          <table:table-cell office:value-type="string">
            <text:p>AF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Caleb Giesbrecht</text:p>
          </table:table-cell>
          <table:table-cell office:value-type="string">
            <text:p>Yorkton 1</text:p>
          </table:table-cell>
          <table:table-cell office:value-type="string">
            <text:p>AF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idan Sawatzky</text:p>
          </table:table-cell>
          <table:table-cell office:value-type="string">
            <text:p>Yorkton 1</text:p>
          </table:table-cell>
          <table:table-cell office:value-type="string">
            <text:p>AF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aala Martin</text:p>
          </table:table-cell>
          <table:table-cell office:value-type="string">
            <text:p>Yorkton 1</text:p>
          </table:table-cell>
          <table:table-cell office:value-type="string">
            <text:p>AF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Yorkton 1</text:p>
          </table:table-cell>
          <table:table-cell office:value-type="string">
            <text:p>AF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Yorkton 1</text:p>
          </table:table-cell>
          <table:table-cell office:value-type="string">
            <text:p>AF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lexus Wiebe</text:p>
          </table:table-cell>
          <table:table-cell office:value-type="string">
            <text:p>Morris 3</text:p>
          </table:table-cell>
          <table:table-cell office:value-type="string">
            <text:p>AF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essica Janzen</text:p>
          </table:table-cell>
          <table:table-cell office:value-type="string">
            <text:p>Morris 3</text:p>
          </table:table-cell>
          <table:table-cell office:value-type="string">
            <text:p>AF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aya Giesbrecht</text:p>
          </table:table-cell>
          <table:table-cell office:value-type="string">
            <text:p>Morris 3</text:p>
          </table:table-cell>
          <table:table-cell office:value-type="string">
            <text:p>AF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orris 3</text:p>
          </table:table-cell>
          <table:table-cell office:value-type="string">
            <text:p>AF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3</text:p>
          </table:table-cell>
          <table:table-cell office:value-type="string">
            <text:p>AF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eresa Kornelsen</text:p>
          </table:table-cell>
          <table:table-cell office:value-type="string">
            <text:p>Morris 4</text:p>
          </table:table-cell>
          <table:table-cell office:value-type="string">
            <text:p>AF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aleb Peters</text:p>
          </table:table-cell>
          <table:table-cell office:value-type="string">
            <text:p>Morris 4</text:p>
          </table:table-cell>
          <table:table-cell office:value-type="string">
            <text:p>AF</text:p>
          </table:table-cell>
          <table:table-cell office:value-type="float" office:value="-10">
            <text:p>-1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Annika Wiebe</text:p>
          </table:table-cell>
          <table:table-cell office:value-type="string">
            <text:p>Morris 4</text:p>
          </table:table-cell>
          <table:table-cell office:value-type="string">
            <text:p>AF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Morris 4</text:p>
          </table:table-cell>
          <table:table-cell office:value-type="string">
            <text:p>AF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4</text:p>
          </table:table-cell>
          <table:table-cell office:value-type="string">
            <text:p>AF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2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29:24.33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4" meta:object-count="0"/>
  </office:meta>
</office:document-meta>
</file>